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6e9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06e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6e91" style:font-weight-asian="bold" style:font-weight-complex="bold"/>
    </style:style>
    <style:style style:name="T4" style:family="text">
      <style:text-properties fo:color="#ce181e" fo:font-weight="bold" officeooo:rsid="00106e91" style:font-weight-asian="bold" style:font-weight-complex="bold"/>
    </style:style>
    <style:style style:name="T5" style:family="text">
      <style:text-properties fo:color="#820f71" fo:font-weight="bold" officeooo:rsid="00106e91" style:font-weight-asian="bold" style:font-weight-complex="bold"/>
    </style:style>
    <style:style style:name="T6" style:family="text">
      <style:text-properties fo:color="#820f71" fo:font-size="14pt" fo:font-weight="bold" officeooo:rsid="00106e91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6">Ubuntu showing <text:s/></text:span><text:span text:style-name="Strong_20_Emphasis"><text:span text:style-name="T6">initramfs while login</text:span></text:span></text:p>
      <text:p text:style-name="Text_20_body"/>
      <text:p text:style-name="Text_20_body">While at <text:span text:style-name="Strong_20_Emphasis">initramfs</text:span> console, I passed a command <text:span text:style-name="Strong_20_Emphasis">exit</text:span> to come out of the shell. The same console was presented before me but this time <text:span text:style-name="Strong_20_Emphasis">with the exact name of the partition that got corrupted</text:span>.</text:p>
      <text:p text:style-name="Preformatted_20_Text"><text:span text:style-name="Source_20_Text">BusyBox v1.18.5 (Ubuntu 1:1.18.5-1ubuntu4) built-in shell (ash) </text:span></text:p>
      <text:p text:style-name="Preformatted_20_Text"><text:span text:style-name="Source_20_Text">Enter 'help' for a list of built-in commands.</text:span></text:p>
      <text:p text:style-name="Preformatted_20_Text"/>
      <text:p text:style-name="Preformatted_20_Text"><text:span text:style-name="Source_20_Text">(initramfs) </text:span><text:span text:style-name="Source_20_Text"><text:span text:style-name="T2">exit</text:span></text:span></text:p>
      <text:p text:style-name="Preformatted_20_Text"/>
      <text:p text:style-name="Preformatted_20_Text"><text:span text:style-name="Source_20_Text">/dev/mapper/ubuntu--vg-root: UNEXPECTED INCONSISTENCY; RUN fsck MANUALLY.</text:span></text:p>
      <text:p text:style-name="Preformatted_20_Text"><text:span text:style-name="Source_20_Text">(i.e., without -a or -p options) </text:span></text:p>
      <text:p text:style-name="Preformatted_20_Text"><text:span text:style-name="Source_20_Text">fsck exited with status code 4. </text:span></text:p>
      <text:p text:style-name="Preformatted_20_Text"><text:span text:style-name="Source_20_Text">The root filesystem on /dev/mapper/ubuntu--vg-root requires a manual fsck. </text:span></text:p>
      <text:p text:style-name="Preformatted_20_Text"/>
      <text:p text:style-name="Preformatted_20_Text"><text:span text:style-name="Source_20_Text">BusyBox v1.18.5 (Ubuntu 1:1.18.5-1ubuntu4) built-in shell (ash)</text:span></text:p>
      <text:p text:style-name="Preformatted_20_Text"><text:span text:style-name="Source_20_Text">Enter 'help' for a list of built-in commands.</text:span></text:p>
      <text:p text:style-name="Preformatted_20_Text"/>
      <text:p text:style-name="Preformatted_20_Text"><text:span text:style-name="Source_20_Text">(initramfs) </text:span><text:span text:style-name="Source_20_Text"><text:span text:style-name="T2">fsck /dev/mapper/ubuntu--vg-root -y</text:span></text:span></text:p>
      <text:p text:style-name="Preformatted_20_Text"/>
      <text:p text:style-name="Preformatted_20_Text"><text:span text:style-name="Source_20_Text">fsck from util-linux 2.27.1</text:span></text:p>
      <text:p text:style-name="Preformatted_20_Text"><text:span text:style-name="Source_20_Text">e2fsck 1.42.13 (17-May-2015)</text:span></text:p>
      <text:p text:style-name="P2"><text:span text:style-name="Source_20_Text">/dev/mapper/ubuntu--vg-root contains a file system with errors, check forced.</text:span></text:p>
      <text:p text:style-name="Text_20_body">After the checking is done, I rebooted the system.</text:p>
      <text:p text:style-name="Preformatted_20_Text"><text:span text:style-name="Source_20_Text">BusyBox v1.18.5 (Ubuntu 1:1.18.5-1ubuntu4) built-in shell (ash)</text:span></text:p>
      <text:p text:style-name="Preformatted_20_Text"><text:span text:style-name="Source_20_Text">Enter 'help' for a list of built-in commands.</text:span></text:p>
      <text:p text:style-name="Preformatted_20_Text"/>
      <text:p text:style-name="P2"><text:span text:style-name="Source_20_Text">(initramfs) </text:span><text:span text:style-name="Source_20_Text"><text:span text:style-name="T2">reboot</text:span></text:span></text:p>
      <text:p text:style-name="Text_20_body">and that's it, I got back into the filesystem without any error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30:00.870595741</meta:creation-date>
    <dc:date>2019-09-03T13:31:42.141660823</dc:date>
    <meta:editing-duration>PT1M41S</meta:editing-duration>
    <meta:editing-cycles>1</meta:editing-cycles>
    <meta:document-statistic meta:table-count="0" meta:image-count="0" meta:object-count="0" meta:page-count="1" meta:paragraph-count="20" meta:word-count="161" meta:character-count="1096" meta:non-whitespace-character-count="950"/>
    <meta:generator>LibreOffice/6.0.7.3$Linux_X86_64 LibreOffice_project/00m0$Build-3</meta:generator>
  </office:meta>
</office:document-meta>
</file>